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e449" officeooo:paragraph-rsid="000de449" style:font-weight-asian="bold" style:font-weight-complex="bold"/>
    </style:style>
    <style:style style:name="P2" style:family="paragraph" style:parent-style-name="Standard" style:list-style-name="L1">
      <style:text-properties fo:font-size="14pt" fo:font-weight="normal" officeooo:rsid="000fd6d8" officeooo:paragraph-rsid="000fd6d8" style:font-weight-asian="normal" style:font-weight-complex="normal"/>
    </style:style>
    <style:style style:name="P3" style:family="paragraph" style:parent-style-name="Standard" style:list-style-name="L1">
      <style:text-properties fo:font-size="14pt" fo:font-weight="normal" officeooo:rsid="00128ce3" officeooo:paragraph-rsid="00128ce3" style:font-weight-asian="normal" style:font-weight-complex="normal"/>
    </style:style>
    <style:style style:name="P4" style:family="paragraph" style:parent-style-name="Standard" style:list-style-name="L1">
      <style:text-properties fo:font-size="14pt" fo:font-weight="normal" officeooo:rsid="0012c5da" officeooo:paragraph-rsid="0012c5da" style:font-weight-asian="normal" style:font-weight-complex="normal"/>
    </style:style>
    <style:style style:name="P5" style:family="paragraph" style:parent-style-name="Standard" style:list-style-name="L1">
      <style:text-properties fo:font-size="14pt" fo:font-weight="normal" officeooo:rsid="001377b4" officeooo:paragraph-rsid="001377b4" style:font-weight-asian="normal" style:font-weight-complex="normal"/>
    </style:style>
    <style:style style:name="P6" style:family="paragraph" style:parent-style-name="Standard" style:list-style-name="L1">
      <style:text-properties fo:font-size="14pt" fo:font-weight="normal" officeooo:rsid="00146dff" officeooo:paragraph-rsid="00146dff" style:font-weight-asian="normal" style:font-weight-complex="normal"/>
    </style:style>
    <style:style style:name="P7" style:family="paragraph" style:parent-style-name="Standard">
      <style:text-properties fo:font-size="18pt" fo:font-weight="bold" officeooo:rsid="000de449" officeooo:paragraph-rsid="000de449" style:font-weight-asian="bold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22pt" fo:font-weight="bold" officeooo:rsid="000de449" officeooo:paragraph-rsid="000de449" style:font-weight-asian="bold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bold" officeooo:rsid="000de449" officeooo:paragraph-rsid="000de449" style:font-weight-asian="bold" style:font-weight-complex="bold"/>
    </style:style>
    <style:style style:name="T1" style:family="text">
      <style:text-properties officeooo:rsid="001634c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HOWKEE</text:p>
      <text:p text:style-name="P8">SIMULASI UJIAN NASIONAL 2018</text:p>
      <text:p text:style-name="P9">Waktu: 120 Menit</text:p>
      <text:p text:style-name="P1"/>
      <text:p text:style-name="P1"/>
      <text:list xml:id="list2829307362416388260" text:style-name="L1">
        <text:list-item>
          <text:p text:style-name="P2">Hasil dari <draw:frame draw:style-name="fr1" draw:name="Object1" text:anchor-type="as-char" svg:y="-0.2437in" svg:width="1.4102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">Aku adalah sebuah angka asli yang apabila aku dijumlahkan dengan empat angka yang lebih besar dari aku secara berurutan maka hasilku adalah 29, berapakah aku?</text:p>
        </text:list-item>
        <text:list-item>
          <text:p text:style-name="P4">Dalam sebuah pertandingan baseball, tim Antares memiliki nilai setengah dari nilai yang dimiliki oleh Tim Atlantis. Sedangkan tim Atlantis memiliki dua kali <text:s/>lebih banyak nilai daripada Tim Artik. Jika Jumlah nilai Tim Antares dan Tim Artik adalah 50, berapakah selisih nilai Tim Atlantis dan Antares?</text:p>
        </text:list-item>
        <text:list-item>
          <text:p text:style-name="P4">Berapakah bentuk sederhana dari <draw:frame draw:style-name="fr1" draw:name="Object2" text:anchor-type="as-char" svg:y="-0.2437in" svg:width="0.8264in" svg:height="0.4075in" draw:z-index="1"><draw:object xlink:href="./Object 2" xlink:type="simple" xlink:show="embed" xlink:actuate="onLoad"/><draw:image xlink:href="./ObjectReplacements/Object 2" xlink:type="simple" xlink:show="embed" xlink:actuate="onLoad"/></draw:frame> ?</text:p>
        </text:list-item>
        <text:list-item>
          <text:p text:style-name="P5">Tentukanlah faktor dari <draw:frame draw:style-name="fr1" draw:name="Object3" text:anchor-type="as-char" svg:y="-0.172in" svg:width="1.1717in" svg:height="0.2075in" draw:z-index="2"><draw:object xlink:href="./Object 3" xlink:type="simple" xlink:show="embed" xlink:actuate="onLoad"/><draw:image xlink:href="./ObjectReplacements/Object 3" xlink:type="simple" xlink:show="embed" xlink:actuate="onLoad"/></draw:frame>!</text:p>
        </text:list-item>
        <text:list-item>
          <text:p text:style-name="P6">Sebuah deret aritmatika memiliki U1=<text:span text:style-name="T1">10</text:span> dan U5=<text:span text:style-name="T1">90</text:span>, Berapakah jarak antar sukunya?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23:57:21.976942768</meta:creation-date>
    <dc:date>2017-08-21T00:31:08.872655827</dc:date>
    <meta:editing-duration>PT12M23S</meta:editing-duration>
    <meta:editing-cycles>6</meta:editing-cycles>
    <meta:generator>LibreOffice/5.1.6.2$Linux_x86 LibreOffice_project/10m0$Build-2</meta:generator>
    <meta:document-statistic meta:table-count="0" meta:image-count="0" meta:object-count="3" meta:page-count="1" meta:paragraph-count="10" meta:word-count="108" meta:character-count="677" meta:non-whitespace-character-count="582"/>
  </office:meta>
</office:document-meta>
</file>

<file path=Object 1/content.xml><?xml version="1.0" encoding="utf-8"?>
<math xmlns="http://www.w3.org/1998/Math/MathML" display="block">
  <semantics>
    <mrow>
      <mn>1</mn>
      <mrow>
        <mfrac>
          <mn>1</mn>
          <mn>15</mn>
        </mfrac>
        <mo stretchy="false">×</mo>
        <mn>2</mn>
      </mrow>
      <mrow>
        <mfrac>
          <mn>2</mn>
          <mn>3</mn>
        </mfrac>
        <mo stretchy="false">÷</mo>
        <mn>1</mn>
      </mrow>
      <mrow>
        <mfrac>
          <mn>2</mn>
          <mn>4</mn>
        </mfrac>
        <mo stretchy="false">=</mo>
        <mn>....</mn>
      </mrow>
    </mrow>
    <annotation encoding="StarMath 5.0">1 { 1 } over { 15 } times 2 { 2 } over { 3 } div 1 2 over 4 =.... </annotation>
  </semantics>
</math>
</file>

<file path=Object 2/content.xml><?xml version="1.0" encoding="utf-8"?>
<math xmlns="http://www.w3.org/1998/Math/MathML" display="block">
  <semantics>
    <mfrac>
      <mn>2</mn>
      <mrow>
        <mn>2</mn>
        <mrow>
          <msqrt>
            <mn>5</mn>
          </msqrt>
          <mo stretchy="false">−</mo>
          <mn>2</mn>
        </mrow>
        <msqrt>
          <mn>3</mn>
        </msqrt>
      </mrow>
    </mfrac>
    <annotation encoding="StarMath 5.0">{2} over {2 sqrt {5}-2 sqrt {3}} </annotation>
  </semantics>
</math>
</file>

<file path=Object 3/content.xml><?xml version="1.0" encoding="utf-8"?>
<math xmlns="http://www.w3.org/1998/Math/MathML" display="block">
  <semantics>
    <mrow>
      <mn>4</mn>
      <mrow>
        <msup>
          <mi>x</mi>
          <mn>2</mn>
        </msup>
        <mo stretchy="false">+</mo>
        <mn>3</mn>
      </mrow>
      <mrow>
        <mrow>
          <mi>x</mi>
          <mo stretchy="false">−</mo>
          <mn>12</mn>
        </mrow>
        <mo stretchy="false">=</mo>
        <mn>0</mn>
      </mrow>
    </mrow>
    <annotation encoding="StarMath 5.0">4x^2 + 3x-12=0</annotation>
  </semantics>
</math>
</file>